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size="12pt" fo:language="de" fo:country="DE" officeooo:rsid="0002907c" officeooo:paragraph-rsid="0002907c" style:font-size-asian="10.5pt" style:font-size-complex="12pt"/>
    </style:style>
    <style:style style:name="P2" style:family="paragraph" style:parent-style-name="Standard">
      <style:text-properties fo:font-size="12pt" fo:language="de" fo:country="DE" officeooo:rsid="00153614" officeooo:paragraph-rsid="00236af9" style:font-size-asian="10.5pt" style:font-size-complex="12pt"/>
    </style:style>
    <style:style style:name="P3" style:family="paragraph" style:parent-style-name="Standard">
      <style:text-properties fo:font-size="12pt" fo:language="de" fo:country="DE" officeooo:rsid="00046669" officeooo:paragraph-rsid="00075544" style:font-size-asian="10.5pt" style:font-size-complex="12pt"/>
    </style:style>
    <style:style style:name="P4" style:family="paragraph" style:parent-style-name="Standard">
      <style:text-properties fo:font-size="12pt" fo:language="de" fo:country="DE" officeooo:rsid="00075544" officeooo:paragraph-rsid="00075544" style:font-size-asian="10.5pt" style:font-size-complex="12pt"/>
    </style:style>
    <style:style style:name="P5" style:family="paragraph" style:parent-style-name="Standard">
      <style:text-properties fo:font-size="12pt" fo:language="de" fo:country="DE" officeooo:rsid="00075544" officeooo:paragraph-rsid="0017d844" style:font-size-asian="10.5pt" style:font-size-complex="12pt"/>
    </style:style>
    <style:style style:name="P6" style:family="paragraph" style:parent-style-name="Standard">
      <style:text-properties fo:font-size="12pt" fo:language="de" fo:country="DE" officeooo:rsid="000b5c58" officeooo:paragraph-rsid="000b5c58" style:font-size-asian="10.5pt" style:font-size-complex="12pt"/>
    </style:style>
    <style:style style:name="P7" style:family="paragraph" style:parent-style-name="Standard">
      <style:text-properties fo:font-size="12pt" fo:language="de" fo:country="DE" officeooo:rsid="00104046" officeooo:paragraph-rsid="001a12a7" style:font-size-asian="10.5pt" style:font-size-complex="12pt"/>
    </style:style>
    <style:style style:name="P8" style:family="paragraph" style:parent-style-name="Standard">
      <style:text-properties fo:font-size="12pt" fo:language="de" fo:country="DE" officeooo:rsid="00104046" officeooo:paragraph-rsid="00104046" style:font-size-asian="10.5pt" style:font-size-complex="12pt"/>
    </style:style>
    <style:style style:name="P9" style:family="paragraph" style:parent-style-name="Standard">
      <style:text-properties fo:font-size="12pt" fo:language="de" fo:country="DE" style:text-underline-style="none" fo:font-weight="normal" officeooo:rsid="00332718" officeooo:paragraph-rsid="00332718" style:font-size-asian="10.5pt" style:font-weight-asian="normal" style:font-size-complex="12pt" style:font-weight-complex="normal"/>
    </style:style>
    <style:style style:name="P10" style:family="paragraph" style:parent-style-name="Standard">
      <style:text-properties fo:font-size="12pt" fo:language="de" fo:country="DE" style:text-underline-style="none" officeooo:rsid="0049f08f" officeooo:paragraph-rsid="0049f08f" style:font-size-asian="10.5pt" style:font-size-complex="12pt"/>
    </style:style>
    <style:style style:name="P11" style:family="paragraph" style:parent-style-name="Standard">
      <style:text-properties fo:font-size="12pt" fo:language="de" fo:country="DE" style:text-underline-style="none" officeooo:rsid="00267721" officeooo:paragraph-rsid="00267721" style:font-size-asian="10.5pt" style:font-size-complex="12pt"/>
    </style:style>
    <style:style style:name="P12" style:family="paragraph" style:parent-style-name="Standard">
      <style:text-properties fo:font-size="12pt" fo:language="de" fo:country="DE" style:text-underline-style="none" officeooo:rsid="002bca8c" officeooo:paragraph-rsid="002bca8c" style:font-size-asian="10.5pt" style:font-size-complex="12pt"/>
    </style:style>
    <style:style style:name="P13" style:family="paragraph" style:parent-style-name="Standard">
      <style:text-properties fo:font-size="12pt" fo:language="de" fo:country="DE" style:text-underline-style="none" officeooo:rsid="002eedd6" officeooo:paragraph-rsid="002eedd6" style:font-size-asian="10.5pt" style:font-size-complex="12pt"/>
    </style:style>
    <style:style style:name="P14" style:family="paragraph" style:parent-style-name="Standard">
      <style:text-properties fo:font-size="12pt" fo:language="de" fo:country="DE" style:text-underline-style="solid" style:text-underline-width="auto" style:text-underline-color="font-color" officeooo:rsid="00236af9" officeooo:paragraph-rsid="00236af9" style:font-size-asian="10.5pt" style:font-size-complex="12pt"/>
    </style:style>
    <style:style style:name="P15" style:family="paragraph" style:parent-style-name="Standard">
      <style:text-properties fo:font-size="12pt" fo:language="de" fo:country="DE" style:text-underline-style="solid" style:text-underline-width="auto" style:text-underline-color="font-color" fo:font-weight="normal" officeooo:rsid="00332718" officeooo:paragraph-rsid="00332718" style:font-size-asian="10.5pt" style:font-weight-asian="normal" style:font-size-complex="12pt" style:font-weight-complex="normal"/>
    </style:style>
    <style:style style:name="P16" style:family="paragraph" style:parent-style-name="Standard">
      <style:text-properties fo:language="de" fo:country="DE" officeooo:paragraph-rsid="0002907c"/>
    </style:style>
    <style:style style:name="P17" style:family="paragraph" style:parent-style-name="Standard">
      <style:text-properties fo:font-size="18pt" fo:language="de" fo:country="DE" officeooo:rsid="0001cb97" officeooo:paragraph-rsid="0001cb97" style:font-size-asian="15.75pt" style:font-size-complex="18pt"/>
    </style:style>
    <style:style style:name="P18" style:family="paragraph" style:parent-style-name="Standard">
      <style:paragraph-properties fo:text-align="center" style:justify-single-word="false"/>
      <style:text-properties fo:font-size="18pt" fo:language="de" fo:country="DE" officeooo:rsid="0001cb97" officeooo:paragraph-rsid="0001cb97" style:font-size-asian="15.75pt" style:font-size-complex="18pt"/>
    </style:style>
    <style:style style:name="P19" style:family="paragraph" style:parent-style-name="Standard">
      <style:text-properties fo:font-size="14pt" fo:language="de" fo:country="DE" style:text-underline-style="solid" style:text-underline-width="auto" style:text-underline-color="font-color" fo:font-weight="bold" officeooo:rsid="00236af9" officeooo:paragraph-rsid="00236af9" style:font-size-asian="12.25pt" style:font-weight-asian="bold" style:font-size-complex="14pt" style:font-weight-complex="bold"/>
    </style:style>
    <style:style style:name="P20" style:family="paragraph" style:parent-style-name="Standard">
      <style:text-properties fo:font-size="14pt" fo:language="de" fo:country="DE" style:text-underline-style="solid" style:text-underline-width="auto" style:text-underline-color="font-color" fo:font-weight="bold" officeooo:rsid="0034a3d4" officeooo:paragraph-rsid="0034a3d4" style:font-size-asian="12.25pt" style:font-weight-asian="bold" style:font-size-complex="14pt" style:font-weight-complex="bold"/>
    </style:style>
    <style:style style:name="P21" style:family="paragraph" style:parent-style-name="Standard">
      <style:text-properties fo:font-size="14pt" fo:language="de" fo:country="DE" style:text-underline-style="solid" style:text-underline-width="auto" style:text-underline-color="font-color" fo:font-weight="bold" officeooo:rsid="00236af9" officeooo:paragraph-rsid="00236af9" style:font-size-asian="14pt" style:font-weight-asian="bold" style:font-size-complex="14pt" style:font-weight-complex="bold"/>
    </style:style>
    <style:style style:name="T1" style:family="text">
      <style:text-properties officeooo:rsid="0002907c"/>
    </style:style>
    <style:style style:name="T2" style:family="text">
      <style:text-properties officeooo:rsid="0005eb76"/>
    </style:style>
    <style:style style:name="T3" style:family="text">
      <style:text-properties officeooo:rsid="000a9d74"/>
    </style:style>
    <style:style style:name="T4" style:family="text">
      <style:text-properties officeooo:rsid="000c0249"/>
    </style:style>
    <style:style style:name="T5" style:family="text">
      <style:text-properties officeooo:rsid="001b598b"/>
    </style:style>
    <style:style style:name="T6" style:family="text">
      <style:text-properties officeooo:rsid="001f7fa0"/>
    </style:style>
    <style:style style:name="T7" style:family="text">
      <style:text-properties officeooo:rsid="00236af9"/>
    </style:style>
    <style:style style:name="T8" style:family="text">
      <style:text-properties officeooo:rsid="0027a0aa"/>
    </style:style>
    <style:style style:name="T9" style:family="text">
      <style:text-properties officeooo:rsid="002bca8c"/>
    </style:style>
    <style:style style:name="T10" style:family="text">
      <style:text-properties officeooo:rsid="002c2ea7"/>
    </style:style>
    <style:style style:name="T11" style:family="text">
      <style:text-properties officeooo:rsid="002eedd6"/>
    </style:style>
    <style:style style:name="T12" style:family="text">
      <style:text-properties officeooo:rsid="002f017d"/>
    </style:style>
    <style:style style:name="T13" style:family="text">
      <style:text-properties officeooo:rsid="003d466f"/>
    </style:style>
    <style:style style:name="T14" style:family="text">
      <style:text-properties fo:font-size="12pt" officeooo:rsid="0002907c" style:font-size-asian="10.5pt" style:font-size-complex="12pt"/>
    </style:style>
    <style:style style:name="T15" style:family="text">
      <style:text-properties fo:font-size="12pt" officeooo:rsid="000d0404" style:font-size-asian="10.5pt" style:font-size-complex="12pt"/>
    </style:style>
    <style:style style:name="T16" style:family="text">
      <style:text-properties fo:font-size="12pt" officeooo:rsid="00405b82" style:font-size-asian="10.5pt" style:font-size-complex="12pt"/>
    </style:style>
    <style:style style:name="T17" style:family="text">
      <style:text-properties fo:font-weight="normal" style:font-weight-asian="normal" style:font-weight-complex="normal"/>
    </style:style>
    <style:style style:name="T18" style:family="text">
      <style:text-properties fo:font-weight="normal" officeooo:rsid="004b3111" style:font-weight-asian="normal" style:font-weight-complex="normal"/>
    </style:style>
    <style:style style:name="T19" style:family="text">
      <style:text-properties fo:font-weight="normal" officeooo:rsid="004dea48" style:font-weight-asian="normal" style:font-weight-complex="normal"/>
    </style:style>
    <style:style style:name="T20" style:family="text">
      <style:text-properties officeooo:rsid="00236af9" style:language-asian="zxx" style:country-asian="none" style:language-complex="zxx" style:country-complex="none"/>
    </style:style>
    <style:style style:name="T21" style:family="text">
      <style:text-properties officeooo:rsid="004dea48"/>
    </style:style>
    <style:style style:name="T22" style:family="text">
      <style:text-properties officeooo:rsid="004f53e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Semesterprojekt 2020 - <text:span text:style-name="T1">Spaceshooter</text:span></text:p>
      <text:p text:style-name="P17"/>
      <text:p text:style-name="P1"/>
      <text:p text:style-name="P16"><text:span text:style-name="T14">Als Semesterprojekt wurde mit Processing ein kleines Spiel entwickelt. Der Spieler kann Raumschiffe anklicken, welche dann den Punkt</text:span><text:span text:style-name="T15">e</text:span><text:span text:style-name="T14">stand erhöhen. </text:span><text:span text:style-name="T16">Es wurde jackson als zusätzliche Bibliothek verwendet.</text:span></text:p>
      <text:p text:style-name="P1"/>
      <text:p text:style-name="P21">Klassenhierarchie</text:p>
      <text:p text:style-name="P21"/>
      <text:p text:style-name="P3">Es gibt mehrere Vorkommen von Klassenhierarchien mit 3 Ebenen. Zum einen <text:span text:style-name="T2">ist die Klasse CollisionHandler von InitHandler und ProcessingPainter von CollisionHandler abgeleitet. </text:span></text:p>
      <text:p text:style-name="P4">Diese Hiera<text:span text:style-name="T21">r</text:span>chie wurde gewählt, da CollisionHandler und ProcessingPainter Attribute benötigen, die au<text:span text:style-name="T3">ch</text:span> InitHandler benötigt, zudem verwendet ProcessingPainter Funktionalitäten von InitHandler und CollisionHandler. <text:span text:style-name="T3">Hätte man nur eine Klasse verwendet, wäre diese recht umfangreich und unübersichtlich geworden. Diese drei Klassen befinden sich in einem gemeinsamen Package. CollisionHandler und InitHandler sind beide Package Private, so dass diese Klassen nicht instanziiert werden können. Sie können nur über ProcessingPainter genutzt werden.</text:span></text:p>
      <text:p text:style-name="P5"/>
      <text:p text:style-name="P6">Es gibt zwei weitere Klassen<text:span text:style-name="T7">h</text:span>iera<text:span text:style-name="T21">r</text:span>chien mit 3 Ebenen. <text:span text:style-name="T4">Visible sowie Drawable SpaceObjects stellen die Super-Klassen da. Von Ihr sind Visible / Drawable SpaceShip abgeleitet. Von SpaceShip sind wiederum UFO und BattleShip abgeleitet. Zudem sind von SpaceObjects zusätzlich die Klasse Asteroid abgeleitet. Dies ermöglicht es nun zwei Listen zu verwenden, welche DrawableSpaceObjects und VisibleSpaceObjects enthalten. Unter Verwendung von einem Visitor Design Pattern und Polymorphie kann zur Laufzeit ermittelt werden, ob es sich um ein Asteroid, Ufo oder Battleship handelt.</text:span></text:p>
      <text:p text:style-name="P6"/>
      <text:p text:style-name="P19">Polymorphie</text:p>
      <text:p text:style-name="P6"/>
      <text:p text:style-name="P7">Polymorp<text:span text:style-name="T21">h</text:span>ie wurde hauptsächlich bei der Erstellung<text:span text:style-name="T5"> </text:span>der Listen, welche Drawable / Visible SpaceObjects enthalten, verwendet. <text:span text:style-name="T7">Jedoch wurde Polymorphie auch genutzt, um nach Feststellung eines speziellen SpaceOjects, durch downcasting Methoden </text:span><text:span text:style-name="T20">aufzurufen</text:span><text:span text:style-name="T7">, die erst in abgeleiteten Klassen implementiert wurden.</text:span></text:p>
      <text:p text:style-name="P8"/>
      <text:p text:style-name="P19">Design <text:span text:style-name="T9">P</text:span>attern</text:p>
      <text:p text:style-name="P8"/>
      <text:p text:style-name="P2">Es wurden MVC, Singleton, Factory, Visitor, sowie <text:span text:style-name="T6">vereinzelt</text:span> das Dependency Injection Desi<text:span text:style-name="T21">gn</text:span> Pattern verwendet. </text:p>
      <text:p text:style-name="P14"/>
      <text:p text:style-name="P14">Singleton</text:p>
      <text:p text:style-name="P11">Das Desi<text:span text:style-name="T21">gn</text:span> <text:span text:style-name="T9">P</text:span>attern Singleton wurde <text:span text:style-name="T8">dann genutzt, wenn von vornherein klar war, dass nur eine einzige Instanz einer Klasse gebraucht wird. Von der Klasse Json, die in der Lage ist InputStream Objekte in JsonNode Objekte und JsonNode Objekte in Java Objekte zu konvertieren, wird im gesamten Projekt nur eine Instanz benötigt. Genauso verhält es sich z.B. bei der Klasse SpaceShipFactory.</text:span></text:p>
      <text:p text:style-name="P11"/>
      <text:p text:style-name="P14">Factory</text:p>
      <text:p text:style-name="P12">Das Factory Design Pattern wurde für die Erstellung von Drawable / Visible Space<text:span text:style-name="T11">Object</text:span> <text:span text:style-name="T10">in der Klasse InitHandler </text:span>verwendet. <text:span text:style-name="T10">Durch Nutzung dieses Design Patterns kann klar definiert werden, welches </text:span><text:soft-page-break/><text:span text:style-name="T10">SpaceObject erstellt werden soll und es lässt sich beliebig erweitern. Zudem könnten andere SpaceShips zurückgegeben werden ohne den Rest des Codes zu sehr verändern zu müssen. </text:span></text:p>
      <text:p text:style-name="P14"/>
      <text:p text:style-name="P14">Visitor</text:p>
      <text:p text:style-name="P13">Das Visitor Desi<text:span text:style-name="T21">gn</text:span> Pattern wurde verwendet, um zur Laufzeit zwischen den einzelnen SpaceObjects unterscheiden zu können. Der Rückgabewert ist ein Integer, der je nach Art des speziellen SpaceObjects var<text:span text:style-name="T21">i</text:span>iert. <text:span text:style-name="T22">So ist es möglich, abhängig von der Art des SpaceShips den Punktestand anzupassen</text:span>. Hierzu hätte auch instanceOf verwendet werden können, <text:span text:style-name="T12">jedoch wurde uns in der Vorlesung von der Nutzung abgeraten, da die Nutzung sehr “teuer“ sein soll.</text:span></text:p>
      <text:p text:style-name="P13"/>
      <text:p text:style-name="P15">Dependency Injection</text:p>
      <text:p text:style-name="P9">Dieses Design Pattern wurde z.B. für die Methode parse(InputStream) aus der Json Klasse verwendet, um alle Arten von InputStreams verwenden zu können. <text:span text:style-name="T13">Für die Painter Klasse, die Teil des Controllers ist, wurden Arraylists, ein Array und URLs “injiziert“. Die Nutzung dieses Design Patterns bietet Flexibilität sowie Vorteile beim Testen.</text:span></text:p>
      <text:p text:style-name="P14"/>
      <text:p text:style-name="P20">Darstellungs-Logik / Business-Logik</text:p>
      <text:p text:style-name="P20"/>
      <text:p text:style-name="P10"><text:span text:style-name="T17">Drawable Objekte verwenden Methoden, welche die Darstellung bzw. die Position der einzelnen Objekte verändern. Zudem nutzen sie Attribute, die für die Darstellung wichtig sind wie z.B. Posit</text:span><text:span text:style-name="T19">i</text:span><text:span text:style-name="T17">on und Geschwindigkeit. Die Visible Objekte verwenden </text:span><text:span text:style-name="T18">Attribute für die Bestimmung der Höhe und Breite.</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5T20:23:02.856278158</meta:creation-date>
    <dc:date>2020-06-18T04:31:40.233215057</dc:date>
    <meta:editing-duration>PT6H46M45S</meta:editing-duration>
    <meta:editing-cycles>68</meta:editing-cycles>
    <meta:generator>LibreOffice/6.1.5.2$Linux_X86_64 LibreOffice_project/10$Build-2</meta:generator>
    <meta:document-statistic meta:table-count="0" meta:image-count="0" meta:object-count="0" meta:page-count="2" meta:paragraph-count="20" meta:word-count="529" meta:character-count="3907" meta:non-whitespace-character-count="3395"/>
  </office:meta>
</office:document-meta>
</file>